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d51" officeooo:paragraph-rsid="0007d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RACTING SUBJECTS WITH TWO VISITS APPROXIMATELY 10 YEARS APPART</text:p>
      <text:p text:style-name="P1"/>
      <text:p text:style-name="P1">I had extracted subjects(the enummers of the first visit and the second visit) which have two visits apart by either 9,10 or 11 years:</text:p>
      <text:p text:style-name="P1"><text:tab/>-I had extracted only those subjects that have the value for the variable besok.</text:p>
      <text:p text:style-name="P1"><text:tab/>-I started by looking at those that have the besok==1 and besok==2 and there are <text:span text:style-name="T1">36754</text:span> subjects there.</text:p>
      <text:p text:style-name="P1"><text:tab/>-Then I looked if there are any subjects having besok==2 and besok=3 with 9-11 years difference and are not already in the previous subset and there were <text:span text:style-name="T1">122</text:span> subjects there, which I added to the subset.</text:p>
      <text:p text:style-name="P1"><text:tab/>-Then I looked if there are any subjects having besok==1 and besok=3 with 9-11 years difference and are not already in the previous subset and there were <text:span text:style-name="T1">15</text:span> subjects there, which I added to the subset.</text:p>
      <text:p text:style-name="P1"><text:tab/>-There were no appropriate subjects or subjects were already in the subset for the besok==2 and besok==4 and same for besok==1 and besok==4</text:p>
      <text:p text:style-name="P1"><text:tab/>-There was only <text:span text:style-name="T1">1</text:span> appropriate subject, not already in the dataset with besok==3 and besok==4.</text:p>
      <text:p text:style-name="P1"/>
      <text:p text:style-name="P1">So all together there are <text:span text:style-name="T1">36895 </text:span><text:span text:style-name="T2">subjects that have a two visits with a time difference between 9 and 11 years and most of them the first visit is the actual first visit. I will add variable summaries for those subjects only and add the data to the existing table with the variable summar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5:30:16.887328967</meta:creation-date>
    <dc:date>2017-02-01T15:43:37.695734144</dc:date>
    <meta:editing-duration>PT13M20S</meta:editing-duration>
    <meta:editing-cycles>1</meta:editing-cycles>
    <meta:document-statistic meta:table-count="0" meta:image-count="0" meta:object-count="0" meta:page-count="1" meta:paragraph-count="9" meta:word-count="229" meta:character-count="1314" meta:non-whitespace-character-count="1087"/>
    <meta:generator>LibreOffice/5.0.3.2$Linux_X86_64 LibreOffice_project/00m0$Build-2</meta:generator>
  </office:meta>
</office:document-meta>
</file>